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18.36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10"/>
        <table:table-column table:style-name="co9" table:default-cell-style-name="ce10"/>
        <table:table-column table:style-name="co4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7" office:value-type="string">
            <text:p>level</text:p>
          </table:table-cell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float" office:value="2">
            <text:p>2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office:value-type="float" office:value="3">
            <text:p>3</text:p>
          </table:table-cell>
          <table:table-cell table:style-name="ce12" office:value-type="string">
            <text:p>Liczby silne</text:p>
          </table:table-cell>
          <table:table-cell table:style-name="ce12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12" office:value-type="string">
            <text:p>Pudelko antytrojkatowe</text:p>
          </table:table-cell>
          <table:table-cell table:style-name="ce12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12" office:value-type="string">
            <text:p>Rysowanie trojkatow</text:p>
          </table:table-cell>
          <table:table-cell table:style-name="ce12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12" office:value-type="string">
            <text:p>Stabilny ciag</text:p>
          </table:table-cell>
          <table:table-cell table:style-name="ce12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6">
            <text:p>first order</text:p>
          </table:table-cell>
          <table:table-cell office:value-type="float" office:value="3">
            <text:p>3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Ustawia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Podzielnosc kontraktuje</text:p>
          </table:table-cell>
          <table:table-cell table:style-name="ce14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office:value-type="float" office:value="3">
            <text:p>3</text:p>
          </table:table-cell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Liczby krolewskie OIG</text:p>
          </table:table-cell>
          <table:table-cell table:style-name="ce12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Gotowka OIG</text:p>
          </table:table-cell>
          <table:table-cell table:style-name="ce12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Zarowki OIG</text:p>
          </table:table-cell>
          <table:table-cell table:style-name="ce12"/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Drzewa OIG</text:p>
          </table:table-cell>
          <table:table-cell table:style-name="ce12" office:value-type="string">
            <text:p>find out why an old solution from szkopul is faster than my current one even if the old's time complexity is O(n^2)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Obwarzanki OIG</text:p>
          </table:table-cell>
          <table:table-cell table:style-name="ce12" office:value-type="string">
            <text:p>ChatGPT can't solve this problem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Skrzaty OIG</text:p>
          </table:table-cell>
          <table:table-cell table:style-name="ce12" office:value-type="string">
            <text:p>done, but I need to check the version with two vectors instead of dp</text:p>
          </table:table-cell>
          <table:table-cell/>
        </table:table-row>
        <table:table-row table:style-name="ro1">
          <table:covered-table-cell table:style-name="Default"/>
          <table:table-cell office:value-type="string">
            <text:p>2OIG</text:p>
          </table:table-cell>
          <table:table-cell table:style-name="ce12" office:value-type="string">
            <text:p>Wiersz OIG</text:p>
          </table:table-cell>
          <table:table-cell table:style-name="ce12" office:value-type="string">
            <text:p>I need to learn how to use getline string input. I already solved this problem for 80% without using it.</text:p>
          </table:table-cell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3">
            <text:p>first order</text:p>
          </table:table-cell>
          <table:table-cell table:style-name="ce13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>
            <text:p>learn lambda for sor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itializer lis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9">19.04.2025</text:date>, <text:time>10:59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4-19T10:59:59.11</dc:date>
    <dc:creator>Marek P3mar</dc:creator>
    <meta:editing-duration>PT2H25M18S</meta:editing-duration>
    <meta:editing-cycles>77</meta:editing-cycles>
    <meta:generator>OpenOffice/4.1.13$Win32 OpenOffice.org_project/4113m1$Build-9810</meta:generator>
    <meta:document-statistic meta:table-count="2" meta:cell-count="104" meta:object-count="0"/>
  </office:meta>
</office:document-meta>
</file>